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amespaceContextTest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NamespaceContextTests.bindNamespaceUri_withNull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Tests.get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NamespaceContextTests.getPrefixes_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Tests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mpleNamespaceContextTests.getBound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NamespaceContextTests.ge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NamespaceContextTests.bindNamespaceUri_withNull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Tests.getPrefix_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Tests.getNamespaceURI_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espaceContextTests.bind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NamespaceContextTests.getItemSet( Iterator &lt; String &gt;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NamespaceContextTests.getPrefixes_IteratorIsNotModi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NamespaceContextTests.remov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